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8624" officeooo:paragraph-rsid="001f8624"/>
    </style:style>
    <style:style style:name="P2" style:family="paragraph" style:parent-style-name="Standard">
      <style:paragraph-properties fo:text-align="start" style:justify-single-word="false"/>
      <style:text-properties officeooo:rsid="001f8624" officeooo:paragraph-rsid="001f8624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f8624" officeooo:paragraph-rsid="001f8624" style:font-size-asian="14pt" style:font-size-complex="14pt"/>
    </style:style>
    <style:style style:name="P4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officeooo:rsid="001f8624" officeooo:paragraph-rsid="001f86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Science Project: A Layout Report [Draft#1]</text:p>
      <text:p text:style-name="P1"/>
      <text:p text:style-name="P2">Project main steps:</text:p>
      <text:p text:style-name="P2"/>
      <text:list xml:id="list2427583580" text:style-name="L1">
        <text:list-item>
          <text:p text:style-name="P4">Looking at the big picture</text:p>
        </text:list-item>
        <text:list-item>
          <text:p text:style-name="P4">Getting the Data</text:p>
        </text:list-item>
        <text:list-item>
          <text:p text:style-name="P4">Discovering and Visualizing the data to gain insight</text:p>
        </text:list-item>
        <text:list-item>
          <text:p text:style-name="P4">Preparing the data for Machine Learning algorithms</text:p>
        </text:list-item>
        <text:list-item>
          <text:p text:style-name="P4">Selecting a good model and train it on prepared data</text:p>
        </text:list-item>
        <text:list-item>
          <text:p text:style-name="P4">Fine tuning model</text:p>
        </text:list-item>
        <text:list-item>
          <text:p text:style-name="P4">Presenting solution</text:p>
        </text:list-item>
        <text:list-item>
          <text:p text:style-name="P4">launching system and presenting final work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20:39:06.125127869</meta:creation-date>
    <dc:date>2020-07-07T20:46:00.543684226</dc:date>
    <meta:editing-duration>PT6M57S</meta:editing-duration>
    <meta:editing-cycles>1</meta:editing-cycles>
    <meta:document-statistic meta:table-count="0" meta:image-count="0" meta:object-count="0" meta:page-count="1" meta:paragraph-count="10" meta:word-count="62" meta:character-count="356" meta:non-whitespace-character-count="312"/>
    <meta:generator>LibreOffice/6.4.3.2$Linux_X86_64 LibreOffice_project/40$Build-2</meta:generator>
  </office:meta>
</office:document-meta>
</file>